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2" fo:orphans="2" fo:break-before="page" style:vertical-align="auto" fo:margin-top="0.0694in" fo:margin-bottom="0.0694in"/>
      <style:text-properties fo:hyphenate="true"/>
    </style:style>
    <style:style style:name="T2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4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7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9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1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5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2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24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2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30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P37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38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P54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55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5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5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0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6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6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6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6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9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7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7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73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7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7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7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P8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P82" style:parent-style-name="Обычный" style:family="paragraph">
      <style:paragraph-properties fo:break-before="page"/>
      <style:text-properties fo:hyphenate="true"/>
    </style:style>
    <style:style style:name="P83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84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P88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89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P93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94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9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P96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P97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8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4" style:parent-style-name="Обычный" style:family="paragraph">
      <style:paragraph-properties fo:widows="2" fo:orphans="2" style:vertical-align="auto" fo:margin-top="0.0694in" fo:margin-bottom="0.0694in"/>
      <style:text-properties fo:hyphenate="true"/>
    </style:style>
    <style:style style:name="T10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ru" fo:country="RU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P109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0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1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2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3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</office:automatic-styles>
  <office:body>
    <office:text text:use-soft-page-breaks="true">
      <text:p text:style-name="P1"><text:span text:style-name="T2">Рассмотрим два HTML-документа<text:s/></text:span><text:span text:style-name="T3">A<text:s/></text:span><text:span text:style-name="T4">и<text:s/></text:span><text:span text:style-name="T5">B.</text:span><text:span text:style-name="T6"><text:line-break/></text:span><text:span text:style-name="T7">Из<text:s/></text:span><text:span text:style-name="T8">A</text:span><text:span text:style-name="T9"><text:s/>можно перейти в<text:s/></text:span><text:span text:style-name="T10">B<text:s/></text:span><text:span text:style-name="T11">за один переход, если в<text:s/></text:span><text:span text:style-name="T12">A<text:s/></text:span><text:span text:style-name="T13">есть ссылка на<text:s/></text:span><text:span text:style-name="T14">B</text:span><text:span text:style-name="T15">, т. е. внутри<text:s/></text:span><text:span text:style-name="T16">A<text:s/></text:span><text:span text:style-name="T17">есть тег<text:s/></text:span><text:span text:style-name="T18">&lt;a href="B"&gt;</text:span><text:span text:style-name="T19">, возможно с дополнительными параметрами<text:s/></text:span><text:span text:style-name="T20">внутри тега.</text:span><text:span text:style-name="T21"><text:line-break/></text:span><text:span text:style-name="T22">Из<text:s/></text:span><text:span text:style-name="T23">A</text:span><text:span text:style-name="T24"><text:s/>можно перейти в<text:s/></text:span><text:span text:style-name="T25">B</text:span><text:span text:style-name="T26"><text:s/>за два перехода если существует такой документ<text:s/></text:span><text:span text:style-name="T27">C</text:span><text:span text:style-name="T28">, что из<text:s/></text:span><text:span text:style-name="T29">A<text:s/></text:span><text:span text:style-name="T30">в<text:s/></text:span><text:span text:style-name="T31">C<text:s/></text:span><text:span text:style-name="T32">можно перейти за один переход и из<text:s/></text:span><text:span text:style-name="T33">C<text:s/></text:span><text:span text:style-name="T34">в<text:s/></text:span><text:span text:style-name="T35">B</text:span><text:span text:style-name="T36"><text:s/>можно перейти за один переход.</text:span></text:p>
      <text:p text:style-name="P37"><text:span text:style-name="T38">Вашей программе на вход подаются две строки, содержащие url двух документов<text:s/></text:span><text:span text:style-name="T39">A<text:s/></text:span><text:span text:style-name="T40">и<text:s/></text:span><text:span text:style-name="T41">B</text:span><text:span text:style-name="T42">.</text:span><text:span text:style-name="T43"><text:line-break/></text:span><text:span text:style-name="T44">Вы</text:span><text:span text:style-name="T45">ведите<text:s/></text:span><text:span text:style-name="T46">Yes</text:span><text:span text:style-name="T47">, если из<text:s/></text:span><text:span text:style-name="T48">A<text:s/></text:span><text:span text:style-name="T49">в<text:s/></text:span><text:span text:style-name="T50">B<text:s/></text:span><text:span text:style-name="T51">можно перейти за два перехода, иначе выведите<text:s/></text:span><text:span text:style-name="T52">No</text:span><text:span text:style-name="T53">.</text:span></text:p>
      <text:p text:style-name="P54">Обратите внимание на то, что не все ссылки внутри HTML документа могут вести на существующие HTML документы.</text:p>
      <text:p text:style-name="P55"><text:span text:style-name="T56">Sample Input 1:</text:span><text:span text:style-name="T57"><text:s/></text:span></text:p>
      <text:p text:style-name="P58">https://stepik.org/media/attachments/lesson/24472/sample0.html</text:p>
      <text:p text:style-name="P59">https://stepik.org/media/attachments/lesson/24472/sample2.html</text:p>
      <text:p text:style-name="P60"><text:span text:style-name="T61">Sample Output 1:</text:span><text:span text:style-name="T62"><text:s/></text:span></text:p>
      <text:p text:style-name="P63">Yes</text:p>
      <text:p text:style-name="P64"><text:span text:style-name="T65">Sample Input 2:</text:span><text:span text:style-name="T66"><text:s/></text:span></text:p>
      <text:p text:style-name="P67">https://stepik.org/media/attachments/lesson/24472/sample0.html</text:p>
      <text:p text:style-name="P68">https://stepik.org/media/attachments/lesson/24472/sample1.html</text:p>
      <text:p text:style-name="P69"><text:span text:style-name="T70">Sample Output 2:</text:span><text:span text:style-name="T71"><text:s/></text:span></text:p>
      <text:p text:style-name="P72">No</text:p>
      <text:p text:style-name="P73"><text:span text:style-name="T74">Sample Input 3:</text:span><text:span text:style-name="T75"><text:s/></text:span></text:p>
      <text:p text:style-name="P76">https://stepik.org/media/attachments/lesson/24472/sample1.html</text:p>
      <text:p text:style-name="P77">https://stepik.org/media/attachments/lesson/24472/sample2.html</text:p>
      <text:p text:style-name="P78"><text:span text:style-name="T79">Sample Output 3:</text:span><text:span text:style-name="T80"><text:s/></text:span></text:p>
      <text:p text:style-name="P81">Yes</text:p>
      <text:p text:style-name="P82"/>
      <text:p text:style-name="P83"><text:span text:style-name="T84">Вашей программе на вход подается ссылка на HTML файл.</text:span><text:span text:style-name="T85"><text:line-break/>Вам необходимо скачать этот файл, затем найти в нем все ссылки вида<text:s/></text:span><text:span text:style-name="T86">&lt;a ... href="..." ... &gt;</text:span><text:span text:style-name="T87"><text:s/>и вывести список сайтов, на которые есть ссылка.</text:span></text:p>
      <text:p text:style-name="P88"><text:span text:style-name="T89">Сайтом в данной задаче будем называть имя домена вместе с именами поддоменов. То есть, это последовательность символов, которая следует сразу после символов протокола, если он есть, до символов порта или пути, если они есть, за исключением случаев с относительными ссылками вида</text:span><text:span text:style-name="T90"><text:line-break/></text:span><text:span text:style-name="T91">&lt;a href="../some_path/index.html"&gt;</text:span><text:span text:style-name="T92">.</text:span></text:p>
      <text:p text:style-name="P93">Сайты следует выводить в алфавитном порядке.</text:p>
      <text:p text:style-name="P94"><text:span text:style-name="T95">Пример HTML файла:</text:span></text:p>
      <text:p text:style-name="P96">&lt;a href="http://stepik.org/courses"&gt;</text:p>
      <text:p text:style-name="P97">&lt;a href='https://stepik.org'&gt;</text:p>
      <text:p text:style-name="P98">&lt;a href='http://neerc.ifmo.ru:1345'&gt;</text:p>
      <text:p text:style-name="P99">&lt;a href="ftp://mail.ru/distib" &gt;</text:p>
      <text:p text:style-name="P100">&lt;a href="ya.ru"&gt;</text:p>
      <text:p text:style-name="P101">&lt;a href="www.ya.ru"&gt;</text:p>
      <text:p text:style-name="P102">&lt;a href="../skip_relative_links"&gt;</text:p>
      <text:p text:style-name="P103"/>
      <text:p text:style-name="P104"><text:span text:style-name="T105">Пример</text:span><text:span text:style-name="T106"><text:s/></text:span><text:span text:style-name="T107">ответа</text:span><text:span text:style-name="T108">:</text:span></text:p>
      <text:p text:style-name="P109">mail.ru</text:p>
      <text:p text:style-name="P110">neerc.ifmo.ru</text:p>
      <text:p text:style-name="P111">stepik.org</text:p>
      <text:p text:style-name="P112">www.ya.ru</text:p>
      <text:p text:style-name="P113">ya.ru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ru" fo:country="RU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lan</dc:creator>
    <meta:creation-date>2009-04-16T11:32:00Z</meta:creation-date>
    <dc:date>2025-11-10T23:17:00Z</dc:date>
    <meta:template xlink:href="Normal.dotm" xlink:type="simple"/>
    <meta:editing-cycles>6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93" meta:character-count="1964" meta:row-count="13" meta:non-whitespace-character-count="1674"/>
  </office:meta>
</office:document-meta>
</file>